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64495536921371959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19659102058346210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50072566526035405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79971032657294019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044920610331023425"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416021174975069160"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700826725023674835"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616925335212377512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703833" text:continue-list="list4700826725023674835"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902156392208256102"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71273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85648"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710416"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700137"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707919"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832730249688012928"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text:soft-page-break/></text:p>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oft-page-break/><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10"><text:span text:style-name="T2">1 mile to the Allegheny College track</text:span></text:p>
      <text:p text:style-name="P10"><text:span text:style-name="T2">2 miles on the track at 11:00/mile</text:span></text:p>
      <text:p text:style-name="P10"><text:span text:style-name="T2">1 mile home</text:span> </text:p>
      <text:p text:style-name="P10"/>
      <text:p text:style-name="P10"><text:soft-page-break/></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641681473031385431"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03T19:46:26.83</dc:date>
    <dc:creator>James Lombardi</dc:creator>
    <meta:editing-duration>P10DT9H49M47S</meta:editing-duration>
    <meta:editing-cycles>913</meta:editing-cycles>
    <meta:generator>OpenOffice/4.1.2$Win32 OpenOffice.org_project/412m3$Build-9782</meta:generator>
    <meta:document-statistic meta:table-count="0" meta:image-count="9" meta:object-count="0" meta:page-count="101" meta:paragraph-count="2801" meta:word-count="31282" meta:character-count="160000"/>
  </office:meta>
</office:document-meta>
</file>